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889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27ff78" fo:background-color="transparent" loext:char-shading-value="0" style:font-weight-asian="normal" style:font-weight-complex="normal"/>
    </style:style>
    <style:style style:name="T17" style:family="text">
      <style:text-properties officeooo:rsid="0005ad24" fo:background-color="transparent" loext:char-shading-value="0"/>
    </style:style>
    <style:style style:name="T18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9"><text:span text:style-name="T20">do text</text:span></text:p><text:p text:style-name="P9"><text:span text:style-name="T20">from document(at=header, format='odt')</text:span></text:p></office:annotation>Import depuis header.odt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Certificat</text:span><text:span text:style-name="T1"> d'affichage </text:span><text:span text:style-name="T2">DE LA </text:span><text:span text:style-name="T3">DÉCISION</text:span></text:p>
      <text:p text:style-name="P7"/>
      <text:p text:style-name="P7"/>
      <text:p text:style-name="P7"/>
      <text:p text:style-name="P7"><office:annotation><dc:creator>Gauthier Bastien</dc:creator><dc:date>2011-02-16T16:12:24</dc:date><text:p text:style-name="P1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2"/>
      <text:p text:style-name="P3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3"/>
      <text:p text:style-name="P4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5"/>
      <text:p text:style-name="P6"><office:annotation><dc:creator>bleybaert</dc:creator><dc:date>2018-07-20T13:49:50</dc:date><loext:sender-initials>ble</loext:sender-initials><text:p text:style-name="P10"><text:span text:style-name="T21">do text</text:span></text:p><text:p text:style-name="P10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5:25.606426737</dc:date>
    <meta:editing-duration>PT11M57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4" meta:character-count="979" meta:non-whitespace-character-count="877"/>
  </office:meta>
</office:document-meta>
</file>